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Wrapper.debu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fatalError( String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Level.LogLevel( String text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setLogger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erWrapper.fatal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isDebug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ThrowingException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Level.getLevel( String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error( String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recation.setLogger( Logger new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throwException( int level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Wrapper.isInfo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sWarn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setForbiddenLevel( LogLevel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ion.setForbiddenLevel( LogLevel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erWrapper.isError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warn( String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info( String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debug( String message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LoggerWrapp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getChildLogge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Wrapper.inf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Wrapper.war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